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" style:font-family-generic="swiss"/>
    <style:font-face style:name="DejaVu Sans Condensed1" svg:font-family="'DejaVu Sans Condensed'" style:font-family-generic="swiss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arial">
      <style:text-properties style:font-name="Arial" fo:font-size="8pt" style:font-size-asian="8pt" style:font-size-complex="8pt"/>
    </style:style>
    <style:style style:name="P2" style:family="paragraph" style:parent-style-name="Standard">
      <style:paragraph-properties fo:text-align="justify" style:justify-single-word="false"/>
      <style:text-properties fo:color="#000000" fo:font-size="10pt" style:font-size-asian="10pt" style:font-size-complex="10pt"/>
    </style:style>
    <style:style style:name="P3" style:family="paragraph" style:parent-style-name="Standard">
      <style:paragraph-properties fo:text-align="justify" style:justify-single-word="false"/>
      <style:text-properties fo:color="#000000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4" style:family="paragraph" style:parent-style-name="Standard">
      <style:paragraph-properties fo:text-align="justify" style:justify-single-word="false"/>
      <style:text-properties fo:color="#00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5" style:family="paragraph" style:parent-style-name="Standard">
      <style:paragraph-properties fo:text-align="justify" style:justify-single-word="false"/>
    </style:style>
    <style:style style:name="T1" style:family="text">
      <style:text-properties fo:color="#000000"/>
    </style:style>
    <style:style style:name="T2" style:family="text">
      <style:text-properties fo:color="#000000" fo:font-size="10pt" fo:font-weight="bold" style:font-size-asian="10pt" style:font-weight-asian="bold" style:font-size-complex="10pt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fo:font-weight="bold" style:font-style-asian="italic" style:font-weight-asian="bold" style:font-style-complex="italic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color="#800000" fo:font-weight="bold" style:font-weight-asian="bold" style:font-weight-complex="bold"/>
    </style:style>
    <style:style style:name="T7" style:family="text">
      <style:text-properties fo:color="#800000" style:font-name="Arial" fo:font-weight="bold" style:font-weight-asian="bold" style:font-weight-complex="bold"/>
    </style:style>
    <style:style style:name="T8" style:family="text">
      <style:text-properties fo:color="#800000" style:font-name="Arial" fo:font-size="8pt" fo:font-weight="bold" style:font-size-asian="8pt" style:font-weight-asian="bold" style:font-size-complex="8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2"/></text:p>
      <text:p text:style-name="P5"><text:span text:style-name="T2">93 - CONSAGRAÇÃO</text:span></text:p>
      <text:p text:style-name="P2">Introdução A9 A4 A9 A4</text:p>
      <text:p text:style-name="P3"/>
      <text:p text:style-name="arial"><text:span text:style-name="T1">Intro</text:span>: <text:span text:style-name="T8">A9 <text:s/>A4 <text:s/>A9 <text:s/>A4</text:span></text:p>
      <text:p text:style-name="P4"></text:p>
      <text:p text:style-name="P1"><text:s text:c="4"/>A <text:s text:c="13"/><text:tab/>E<text:tab/>Em/G <text:s text:c="9"/>D/F#</text:p>
      <text:p text:style-name="P4">Ao Rei dos reis consagro tudo o que sou</text:p>
      <text:p text:style-name="P1"><text:s text:c="5"/>D/F <text:s text:c="27"/>A <text:s text:c="4"/><text:tab/><text:tab/> <text:s text:c="6"/>E</text:p>
      <text:p text:style-name="P4">E de gratos louvores transborda o meu coração</text:p>
      <text:p text:style-name="P1"><text:s text:c="3"/>A <text:s text:c="8"/><text:tab/> <text:s text:c="9"/>E <text:s text:c="17"/>Em/G <text:s text:c="17"/>D/F#</text:p>
      <text:p text:style-name="P4">A minha vida eu entrego nas tuas mãos meu Senhor</text:p>
      <text:p text:style-name="P1">D/F <text:s text:c="14"/>A <text:s text:c="23"/>E</text:p>
      <text:p text:style-name="P4">Pra Te exaltar com todo meu amor</text:p>
      <text:p text:style-name="P1">A <text:s text:c="19"/>E <text:s text:c="24"/>Em/G <text:s text:c="6"/>D/F#</text:p>
      <text:p text:style-name="P4">Eu Te louvarei conforme a tua justiça</text:p>
      <text:p text:style-name="P1"><text:s text:c="6"/>D/F <text:s text:c="15"/>A <text:s text:c="14"/>B <text:s text:c="24"/>E</text:p>
      <text:p text:style-name="P4">E cantarei louvores, pois Tu És Altíssimo</text:p>
      <text:p text:style-name="P4"></text:p>
      <text:p text:style-name="P1"><text:s text:c="15"/>D <text:s text:c="5"/>E <text:s text:c="26"/>F#m</text:p>
      <text:p text:style-name="P4">Celebrarei a Ti ó Deus com meu viver</text:p>
      <text:p text:style-name="P1"><text:s text:c="13"/>D <text:s text:c="14"/>E <text:s text:c="14"/>A <text:s text:c="3"/>G/B A/C#</text:p>
      <text:p text:style-name="P4">Cantarei e contarei as tuas obras</text:p>
      <text:p text:style-name="P1"><text:s text:c="10"/>D <text:s text:c="8"/>E/D</text:p>
      <text:p text:style-name="P4">Pois por tuas mãos foram criados</text:p>
      <text:p text:style-name="P4"></text:p>
      <text:p text:style-name="P1">C#m <text:s text:c="3"/>F° <text:s text:c="2"/>F#m <text:s/>F#m7/E <text:s text:c="6"/>D <text:s text:c="2"/>E <text:s text:c="6"/>F#4 F#</text:p>
      <text:p text:style-name="P4">Terra, Céu e mar e todo ser que neles há</text:p>
      <text:p text:style-name="P4"></text:p>
      <text:p text:style-name="P1"><text:s text:c="8"/>D <text:s text:c="14"/>E <text:s text:c="2"/>A <text:s text:c="2"/>A7 <text:s/>F#m F#m7/E</text:p>
      <text:p text:style-name="P4">Toda a Terra celebra a Ti, com cânticos de júbilo</text:p>
      <text:p text:style-name="P1"><text:s text:c="8"/>D <text:s text:c="4"/>E <text:s text:c="6"/>F#4 F# <text:s text:c="7"/>D <text:s text:c="13"/>E <text:s text:c="7"/>A</text:p>
      <text:p text:style-name="P4">Pois Tu És o Deus Criador, Toda terra celebra a ti, com</text:p>
      <text:p text:style-name="P1">E/G# <text:s text:c="8"/>F#m F#m7/E</text:p>
      <text:p text:style-name="P4">cânticos de júbilo</text:p>
      <text:p text:style-name="P1"><text:s text:c="8"/>D <text:s text:c="4"/>E <text:s text:c="7"/>A F#m</text:p>
      <text:p text:style-name="P4">pois Tu És o Deus Criador,</text:p>
      <text:p text:style-name="P1"><text:s text:c="8"/>D <text:s text:c="4"/>E <text:s text:c="7"/>F#m F#m7/E F#m6/Eb</text:p>
      <text:p text:style-name="P4">pois tú és o Deus criador,</text:p>
      <text:p text:style-name="P1"><text:s text:c="8"/>D <text:s text:c="4"/>E <text:s text:c="7"/>A</text:p>
      <text:p text:style-name="P4">pois tú és o Deus criador</text:p>
      <text:p text:style-name="P4"></text:p>
      <text:p text:style-name="P1"><text:s text:c="2"/>A <text:s text:c="8"/>E <text:s text:c="5"/>F#m <text:s text:c="5"/>C#m <text:s text:c="14"/>D</text:p>
      <text:p text:style-name="P4">A honra, a Glória, a força e o poder ao Rei Jesus</text:p>
      <text:p text:style-name="P1">A/C# <text:s text:c="6"/>Bm Bm/A <text:s text:c="2"/>G D/F# <text:s text:c="6"/>E</text:p>
      <text:p text:style-name="P4">e o louvor, <text:s text:c="4"/>ao Rei, <text:s/>Jesus</text:p>
      <text:p text:style-name="P4"></text:p>
      <text:p text:style-name="P4"></text:p>
      <text:p text:style-name="P1"><text:s text:c="2"/>A <text:s text:c="8"/>E/G# <text:s text:c="3"/>F#m <text:s text:c="5"/>C#m <text:s text:c="14"/>D</text:p>
      <text:p text:style-name="P4">A honra, a Glória, a força e o poder ao Rei Jesus</text:p>
      <text:p text:style-name="P1">A/C# <text:s text:c="6"/>Bm Bm/A <text:s text:c="2"/>G D/F# <text:s text:c="6"/>E</text:p>
      <text:p text:style-name="P4">e o louvor, <text:s text:c="4"/>ao Rei, <text:s/>Jesus</text:p>
      <text:p text:style-name="P4"></text:p>
      <text:p text:style-name="P4">Fim: A</text:p>
      <text:p text:style-name="P4"></text:p>
      <text:p text:style-name="P3">----------------- Acordes -----------------</text:p>
      <text:p text:style-name="P3">G/B = X 2 0 0 3 3</text:p>
      <text:p text:style-name="P3">G = 3 2 0 0 0 3</text:p>
      <text:p text:style-name="P3">F#m7/E = X X 2 2 5 2</text:p>
      <text:p text:style-name="P3">F#m7/ = 2 X 2 2 2 X</text:p>
      <text:p text:style-name="P3">F#m6/Eb = undefined</text:p>
      <text:p text:style-name="P3">A = X 0 2 2 2 0</text:p>
      <text:p text:style-name="P3">A/C# = X 4 X 2 5 5</text:p>
      <text:p text:style-name="P3">A4 = X 0 2 2 3 0</text:p>
      <text:p text:style-name="P3">A9 = X 0 2 2 0 0</text:p>
      <text:p text:style-name="P3">B = X 2 4 4 4 2</text:p>
      <text:p text:style-name="P3">Bm = X 2 4 4 3 2</text:p>
      <text:p text:style-name="P3"><text:soft-page-break/>Bm/A = X 0 4 4 3 X</text:p>
      <text:p text:style-name="P3">C#m = X 4 6 6 5 4</text:p>
      <text:p text:style-name="P3">D = X X 0 2 3 2</text:p>
      <text:p text:style-name="P3">D/F = X X 3 2 3 2</text:p>
      <text:p text:style-name="P3">D/F# = 2 X 0 2 3 2</text:p>
      <text:p text:style-name="P3">E = 0 2 2 1 0 0</text:p>
      <text:p text:style-name="P3">E/D = X 5 X 4 5 4</text:p>
      <text:p text:style-name="P3">E/G# = 4 X 2 4 5 X</text:p>
      <text:p text:style-name="P3">Em/G = 3 X 2 4 5 X</text:p>
      <text:p text:style-name="P3">F# = 2 4 4 3 2 2</text:p>
      <text:p text:style-name="P3">F#4 = 2 4 4 4 2 2</text:p>
      <text:p text:style-name="P3">F#m = 2 4 4 2 2 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" style:font-family-generic="swiss"/>
    <style:font-face style:name="DejaVu Sans Condensed1" svg:font-family="'DejaVu Sans Condensed'" style:font-family-generic="swiss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nos" fo:font-size="12pt" fo:language="pt" fo:country="BR" style:letter-kerning="true" style:font-name-asian="Droid Sans Fallback" style:font-size-asian="12pt" style:language-asian="zh" style:country-asian="CN" style:font-name-complex="DejaVu Sans Condensed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mo" fo:font-size="14pt" style:font-name-asian="Droid Sans Fallback" style:font-size-asian="14pt" style:font-name-complex="DejaVu Sans Condensed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DejaVu Sans Condensed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DejaVu Sans Condensed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DejaVu Sans Condensed1"/>
    </style:style>
    <style:style style:name="arial" style:family="paragraph" style:parent-style-name="Standard">
      <style:paragraph-properties fo:text-align="justify" style:justify-single-word="false"/>
      <style:text-properties fo:color="#8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uro Vieira</meta:initial-creator>
    <meta:creation-date>2016-02-16T10:09:48</meta:creation-date>
    <dc:date>2016-02-16T12:52:46</dc:date>
    <dc:creator>Mauro Vieira</dc:creator>
    <meta:editing-duration>PT2H27M48S</meta:editing-duration>
    <meta:editing-cycles>3</meta:editing-cycles>
    <meta:generator>OpenOffice/4.1.2$Unix OpenOffice.org_project/412m3$Build-9782</meta:generator>
    <meta:document-statistic meta:table-count="0" meta:image-count="0" meta:object-count="0" meta:page-count="2" meta:paragraph-count="77" meta:word-count="444" meta:character-count="2216"/>
  </office:meta>
</office:document-meta>
</file>